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6b131" officeooo:paragraph-rsid="0026b131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2caf34"/>
    </style:style>
    <style:style style:name="P8" style:family="paragraph" style:parent-style-name="Standard">
      <style:text-properties officeooo:rsid="002ce8f2" officeooo:paragraph-rsid="002ce8f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f5219" officeooo:paragraph-rsid="00353ae6"/>
    </style:style>
    <style:style style:name="P12" style:family="paragraph" style:parent-style-name="Standard">
      <style:text-properties officeooo:rsid="0018f99f" officeooo:paragraph-rsid="00353ae6"/>
    </style:style>
    <style:style style:name="P13" style:family="paragraph" style:parent-style-name="Standard">
      <style:text-properties officeooo:rsid="0019559b" officeooo:paragraph-rsid="00353ae6"/>
    </style:style>
    <style:style style:name="P14" style:family="paragraph" style:parent-style-name="Standard">
      <style:text-properties officeooo:rsid="0041b2ee" officeooo:paragraph-rsid="0037004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76d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1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1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1"/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4"><text:a xlink:type="simple" xlink:href="https://coderprog.com/master-advanced-javascript-react/" text:style-name="Internet_20_link" text:visited-style-name="Visited_20_Internet_20_Link">https://coderprog.com/master-advanced-javascript-react/</text:a></text:p>
      <text:p text:style-name="P4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6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8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8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9"/>
      <text:p text:style-name="P10"><text:a xlink:type="simple" xlink:href="https://coderprog.com/databases-node-js-developers/" text:style-name="Internet_20_link" text:visited-style-name="Visited_20_Internet_20_Link">https://coderprog.com/databases-node-js-developers/</text:a></text:p>
      <text:p text:style-name="P10"/>
      <text:p text:style-name="P12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2"/>
      <text:p text:style-name="P13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3"/>
      <text:p text:style-name="P13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3"/>
      <text:p text:style-name="P11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4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4:58:10.962685014</dc:date>
    <meta:editing-duration>PT58M19S</meta:editing-duration>
    <meta:editing-cycles>21</meta:editing-cycles>
    <meta:document-statistic meta:table-count="0" meta:image-count="0" meta:object-count="0" meta:page-count="1" meta:paragraph-count="16" meta:word-count="17" meta:character-count="875" meta:non-whitespace-character-count="874"/>
  </office:meta>
</office:document-meta>
</file>